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style>
    <style:style style:name="P8" style:family="paragraph" style:parent-style-name="Text_20_body" style:list-style-name="L7">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2, 2024 (01:3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understand how to let the user interact with your program,</text:p>
        </text:list-item>
        <text:list-item>
          <text:p text:style-name="P1">To understand how to read a <text:span text:style-name="Source_Text"><text:span text:style-name="DataTypeTok">string</text:span></text:span> from the user,</text:p>
        </text:list-item>
        <text:list-item>
          <text:p text:style-name="P1">To understand the difference between an <text:span text:style-name="Source_Text"><text:span text:style-name="DataTypeTok">int</text:span></text:span> and a <text:span text:style-name="Source_Text"><text:span text:style-name="DataTypeTok">string</text:span></text:span> containing a number,</text:p>
        </text:list-item>
        <text:list-item>
          <text:p text:style-name="P1">To become able to convert a <text:span text:style-name="Source_Text"><text:span text:style-name="DataTypeTok">string</text:span></text:span> containing a numerical value into a numerical datatype,</text:p>
        </text:list-item>
        <text:list-item>
          <text:p text:style-name="P1">To understand how to read a numerical value from the user.</text:p>
        </text:list-item>
      </text:list>
      <text:h text:style-name="Heading_20_1" text:outline-level="1"><text:bookmark-start text:name="reading-from-the-user"/>Reading From the User<text:bookmark-end text:name="reading-from-the-user"/></text:h>
      <text:list text:style-name="L2">
        <text:list-item>
          <text:p text:style-name="P2">Download the <text:a xlink:type="simple" xlink:href="../labs/UserInput/PersonalizedWelcomeMessage_Solution.zip" office:name=""><text:span text:style-name="Definition">PersonalizedWelcomeMessage solution</text:span></text:a>, extract it, and open it as usual.</text:p>
        </text:list-item>
        <text:list-item>
          <text:p text:style-name="P2">If you are using Visual Studio on Mac or Monodevelop, you may have to perform an additional step for this program to run as expected.</text:p>
          <text:list text:style-name="L3">
            <text:list-item>
              <text:p text:style-name="P3">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3">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Footnote"><text:span text:style-name="Source_Text"><text:span text:style-name="OperatorTok">{</text:span><text:span text:style-name="NormalTok">text</text:span><text:span text:style-name="OperatorTok">}</text:span><text:span text:style-name="NormalTok"><text:s text:c="1"/>ApplicationName</text:span><text:span text:style-name="OperatorTok">=</text:span><text:span text:style-name="NormalTok">'</text:span><text:span text:style-name="OperatorTok">/</text:span><text:span text:style-name="NormalTok">usr</text:span><text:span text:style-name="OperatorTok">/</text:span><text:span text:style-name="NormalTok">lib</text:span><text:span text:style-name="OperatorTok">/</text:span><text:span text:style-name="NormalTok">gnome</text:span><text:span text:style-name="OperatorTok">-</text:span><text:span text:style-name="NormalTok">terminal</text:span><text:span text:style-name="OperatorTok">/</text:span><text:span text:style-name="NormalTok">gnome</text:span><text:span text:style-name="OperatorTok">-</text:span><text:span text:style-name="NormalTok">terminal</text:span><text:span text:style-name="OperatorTok">-</text:span><text:span text:style-name="NormalTok">server'</text:span><text:span text:style-name="OperatorTok">,</text:span><text:span text:style-name="NormalTok"><text:s text:c="1"/>CommandLine</text:span><text:span text:style-name="OperatorTok">=</text:span><text:span text:style-name="NormalTok">'</text:span><text:span text:style-name="OperatorTok">--</text:span><text:span text:style-name="NormalTok">app</text:span><text:span text:style-name="OperatorTok">-</text:span><text:span text:style-name="NormalTok">id mono</text:span><text:span text:style-name="OperatorTok">.</text:span><text:span text:style-name="FunctionTok">develop</text:span><text:span text:style-name="OperatorTok">.</text:span><text:span text:style-name="FunctionTok">id14c27428bd5345f99daadebf684a2876</text:span><text:span text:style-name="NormalTok">'</text:span><text:span text:style-name="OperatorTok">,</text:span><text:span text:style-name="NormalTok"><text:s text:c="1"/>CurrentDirectory</text:span><text:span text:style-name="OperatorTok">=</text:span><text:span text:style-name="NormalTok">''</text:span><text:span text:style-name="OperatorTok">,</text:span><text:span text:style-name="NormalTok"><text:s text:c="1"/>Native error</text:span><text:span text:style-name="OperatorTok">=</text:span><text:span text:style-name="NormalTok"><text:s text:c="1"/>Cannot find the specified file</text:span></text:span></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2">You may have to perform this operation for every solution where the user is supposed to enter values.</text:p>
        </text:list-item>
        <text:list-item>
          <text:p text:style-name="P2">Compile and execute it.</text:p>
        </text:list-item>
        <text:list-item>
          <text:p text:style-name="P2">The user of your program (in this case, you!) will be prompted with the message:</text:p>
          <text:p text:style-name="P4">Please, enter your first name, followed by "Enter":</text:p>
          <text:p text:style-name="P2">Enter your first name, followed by Enter ↵. You just witnessed an interaction between a program and the user!</text:p>
        </text:list-item>
        <text:list-item>
          <text:p text:style-name="P2">Read the source code carefully, and make sure you understand all of it.</text:p>
        </text:list-item>
        <text:list-item>
          <text:p text:style-name="P2">Add to the code so that the program would, in addition to asking for the user’s first name, ask for the user’s last name and display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4">
        <text:list-item>
          <text:p text:style-name="P5">So far, our user input has always returned a specific type. What type is it?</text:p>
        </text:list-item>
        <text:list-item>
          <text:p text:style-name="P5">Without making changes to the code, execute it again but give a number as your first name. Does the type returned change if the user enters only numeric values?</text:p>
        </text:list-item>
      </text:list>
      <text:p text:style-name="First_20_paragraph">Solution:</text:p>
      <text:list text:style-name="L5">
        <text:list-item>
          <text:p text:style-name="P6">The <text:span text:style-name="Source_Text"><text:span text:style-name="NormalTok">Console</text:span><text:span text:style-name="OperatorTok">.</text:span><text:span text:style-name="FunctionTok">ReadLine</text:span><text:span text:style-name="OperatorTok">()</text:span></text:span> methods returns a <text:span text:style-name="Source_Text"><text:span text:style-name="DataTypeTok">string</text:span></text:span>. In other words, regardless of what the user entered, it is initially treated as a <text:span text:style-name="Source_Text"><text:span text:style-name="DataTypeTok">string</text:span></text:span> literal.</text:p>
        </text:list-item>
        <text:list-item>
          <text:p text:style-name="P6">The number the user entered is still treated as a <text:span text:style-name="Source_Text"><text:span text:style-name="DataTypeTok">string</text:span></text:span>, and it is important to understand the difference between an <text:span text:style-name="Source_Text"><text:span text:style-name="DataTypeTok">int</text:span></text:span> (<text:span text:style-name="Source_Text"><text:span text:style-name="DecValTok">42</text:span></text:span>) and a <text:span text:style-name="Source_Text"><text:span text:style-name="DataTypeTok">string</text:span></text:span> that contains a number (<text:span text:style-name="Source_Text"><text:span text:style-name="StringTok">"42"</text:span></text:span>–pay attention to the quotes).</text:p>
        </text:list-item>
      </text:list>
      <text:h text:style-name="Heading_20_2" text:outline-level="2"><text:bookmark-start text:name="variable-types-from-string-to-integer"/>Variable Types: From String to Integer<text:bookmark-end text:name="variable-types-from-string-to-integer"/></text:h>
      <text:list text:style-name="L6">
        <text:list-item>
          <text:p text:style-name="P7">Create a new project.</text:p>
        </text:list-item>
        <text:list-item>
          <text:p text:style-name="P7">Write two statements: one that declares a variable of type <text:span text:style-name="Source_Text"><text:span text:style-name="DataTypeTok">int</text:span></text:span> named <text:span text:style-name="Source_Text"><text:span text:style-name="NormalTok">intVar</text:span></text:span> and one that declares a variable of type <text:span text:style-name="Source_Text"><text:span text:style-name="DataTypeTok">string</text:span></text:span> named <text:span text:style-name="Source_Text"><text:span text:style-name="NormalTok">stringVar</text:span></text:span>.</text:p>
        </text:list-item>
        <text:list-item>
          <text:p text:style-name="P7">Assign the value <text:span text:style-name="Source_Text"><text:span text:style-name="DecValTok">3</text:span></text:span> to <text:span text:style-name="Source_Text"><text:span text:style-name="NormalTok">intVar</text:span></text:span> and <text:span text:style-name="Source_Text"><text:span text:style-name="StringTok">"4"</text:span></text:span> to <text:span text:style-name="Source_Text"><text:span text:style-name="NormalTok">stringVar</text:span></text:span>.</text:p>
        </text:list-item>
        <text:list-item>
          <text:p text:style-name="P7">Display the values of <text:span text:style-name="Source_Text"><text:span text:style-name="NormalTok">intVar</text:span></text:span> and <text:span text:style-name="Source_Text"><text:span text:style-name="NormalTok">stringVar</text:span></text:span>.</text:p>
        </text:list-item>
        <text:list-item>
          <text:p text:style-name="P7">Write a statement that assigns the value of <text:span text:style-name="Source_Text"><text:span text:style-name="NormalTok">stringVar</text:span></text:span> to <text:span text:style-name="Source_Text"><text:span text:style-name="NormalTok">intVar</text:span></text:span>. Why is the compiler complaining? Comment out the statement you just added (i.e., add <text:span text:style-name="Source_Text"><text:span text:style-name="CommentTok">//</text:span></text:span> in front of it, so that the compiler will not try to execute it).</text:p>
        </text:list-item>
        <text:list-item>
          <text:p text:style-name="P7">Copy the following statement to “convert” the string value of <text:span text:style-name="Source_Text"><text:span text:style-name="NormalTok">stringVar</text:span></text:span> into an integer value and assign it to <text:span text:style-name="Source_Text"><text:span text:style-name="NormalTok">intVar</text:span></text:span>.</text:p>
          <text:p text:style-name="Preformatted_20_Text">
<text:span text:style-name="NormalTok">intVa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stringVar</text:span><text:span text:style-name="OperatorTok">);</text:span>
</text:p>
        </text:list-item>
        <text:list-item>
          <text:p text:style-name="P7">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7">Change the value of <text:span text:style-name="Source_Text"><text:span text:style-name="NormalTok">stringVar</text:span></text:span> to be <text:span text:style-name="Source_Text"><text:span text:style-name="StringTok">"Train"</text:span></text:span> and assign it to <text:span text:style-name="Source_Text"><text:span text:style-name="NormalTok">intVar</text:span></text:span> using <text:span text:style-name="Source_Text"><text:span text:style-name="DataTypeTok">int</text:span><text:span text:style-name="OperatorTok">.</text:span><text:span text:style-name="FunctionTok">Parse</text:span></text:span> as previously shown. What happened?</text:p>
        </text:list-item>
      </text:list>
      <text:p text:style-name="First_20_paragraph">Solution:</text:p>
      <text:p text:style-name="Text_20_body">The program you end up writing looks like this:</text:p>
      <text:p text:style-name="Preformatted_20_Text">
<text:span text:style-name="DataTypeTok">int</text:span><text:span text:style-name="NormalTok"><text:s text:c="1"/>intVar</text:span><text:span text:style-name="OperatorTok">;</text:span>
</text:p>
      <text:p text:style-name="Preformatted_20_Text">
<text:span text:style-name="DataTypeTok">string</text:span><text:span text:style-name="NormalTok"><text:s text:c="1"/>stringVar</text:span><text:span text:style-name="OperatorTok">;</text:span>
</text:p>
      <text:p text:style-name="Preformatted_20_Text">
</text:p>
      <text:p text:style-name="Preformatted_20_Text">
<text:span text:style-name="NormalTok">intVar </text:span><text:span text:style-name="OperatorTok">=</text:span><text:span text:style-name="NormalTok"><text:s text:c="1"/></text:span><text:span text:style-name="DecValTok">3</text:span><text:span text:style-name="OperatorTok">;</text:span>
</text:p>
      <text:p text:style-name="Preformatted_20_Text">
<text:span text:style-name="NormalTok">stringVar </text:span><text:span text:style-name="OperatorTok">=</text:span><text:span text:style-name="NormalTok"><text:s text:c="1"/></text:span><text:span text:style-name="StringTok">"4"</text:span><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StringTok">"intVar is </text:span><text:span text:style-name="SpecialCharTok">\t</text:span><text:span text:style-name="StringTok">"</text:span><text:span text:style-name="NormalTok"><text:s text:c="1"/></text:span><text:span text:style-name="OperatorTok">+</text:span><text:span text:style-name="NormalTok"><text:s text:c="1"/>intVa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stringVar is </text:span><text:span text:style-name="SpecialCharTok">\t</text:span><text:span text:style-name="StringTok">"</text:span><text:span text:style-name="NormalTok"><text:s text:c="1"/></text:span><text:span text:style-name="OperatorTok">+</text:span><text:span text:style-name="NormalTok"><text:s text:c="1"/>stringVar</text:span><text:span text:style-name="OperatorTok">);</text:span>
</text:p>
      <text:p text:style-name="Preformatted_20_Text">
</text:p>
      <text:p text:style-name="Preformatted_20_Text">
<text:span text:style-name="CommentTok">// This statement returns the error message</text:span>
</text:p>
      <text:p text:style-name="Preformatted_20_Text">
<text:span text:style-name="CommentTok">// … error CS0029: Cannot implicitly convert type `string' to `int'</text:span>
</text:p>
      <text:p text:style-name="Preformatted_20_Text">
<text:span text:style-name="CommentTok">// intVar = stringVar;</text:span>
</text:p>
      <text:p text:style-name="Preformatted_20_Text">
<text:span text:style-name="CommentTok">// because we cannot store a string literal ("4") into an integer variable.</text:span>
</text:p>
      <text:p text:style-name="Preformatted_20_Text">
</text:p>
      <text:p text:style-name="Preformatted_20_Text">
<text:span text:style-name="NormalTok">intVa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stringVar</text:span><text:span text:style-name="OperatorTok">);</text:span>
</text:p>
      <text:p text:style-name="Preformatted_20_Text">
<text:span text:style-name="CommentTok">// This statement "converts" the string contained in stringVar </text:span>
</text:p>
      <text:p text:style-name="Preformatted_20_Text">
<text:span text:style-name="CommentTok">// into the number it contains. It "unwraps" the value contained in stringVar.</text:span>
</text:p>
      <text:p text:style-name="Preformatted_20_Text">
</text:p>
      <text:p text:style-name="Preformatted_20_Text">
<text:span text:style-name="CommentTok">// Those statements return an error message that begins with</text:span>
</text:p>
      <text:p text:style-name="Preformatted_20_Text">
<text:span text:style-name="CommentTok">// System.FormatException: Input string was not in a correct format.</text:span>
</text:p>
      <text:p text:style-name="Preformatted_20_Text">
<text:span text:style-name="CommentTok">// stringVar = "Train";</text:span>
</text:p>
      <text:p text:style-name="Preformatted_20_Text">
<text:span text:style-name="CommentTok">// intVar = int.Parse(stringVar);</text:span>
</text:p>
      <text:p text:style-name="Preformatted_20_Text">
<text:span text:style-name="CommentTok">// This is because int.Parse cannot convert "Train" into an integer!</text:span>
</text:p>
      <text:h text:style-name="Heading_20_1" text:outline-level="1"><text:bookmark-start text:name="reading-numeric-datatypes-from-the-user"/>Reading Numeric Datatypes From the User<text:bookmark-end text:name="reading-numeric-datatypes-from-the-user"/></text:h>
      <text:p text:style-name="First_20_paragraph">Looking back at the <text:a xlink:type="simple" xlink:href="../labs/UserInput/PersonalizedWelcomeMessage_Solution.zip" office:name=""><text:span text:style-name="Definition">PersonalizedWelcomeMessage solution</text:span></text:a>, one may wonder how we could ask the user directly for an integer. How we could store it in an <text:span text:style-name="Source_Text"><text:span text:style-name="DataTypeTok">int</text:span></text:span> variable. This part explains exactly how to read nunmerical value from the user.</text:p>
      <text:list text:style-name="L7">
        <text:list-item>
          <text:p text:style-name="P8">Add the following to the code:</text:p>
          <text:p text:style-name="Preformatted_20_Text">
<text:span text:style-name="NormalTok">Console</text:span><text:span text:style-name="OperatorTok">.</text:span><text:span text:style-name="FunctionTok">WriteLine</text:span><text:span text:style-name="OperatorTok">(</text:span><text:span text:style-name="StringTok">"Please enter your age in years as an integer."</text:span><text:span text:style-name="OperatorTok">);</text:span>
</text:p>
          <text:p text:style-name="Preformatted_20_Text">
</text:p>
          <text:p text:style-name="Preformatted_20_Text">
<text:span text:style-name="DataTypeTok">string</text:span><text:span text:style-name="NormalTok"><text:s text:c="1"/>ageInput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DataTypeTok">int</text:span><text:span text:style-name="NormalTok"><text:s text:c="1"/>age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ageInput</text:span><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Your age in months is at least {age*12}."</text:span><text:span text:style-name="OperatorTok">);</text:span>
</text:p>
        </text:list-item>
        <text:list-item>
          <text:p text:style-name="P8">Re-compile and execute your code. Be sure to enter a whole number for your age.</text:p>
        </text:list-item>
        <text:list-item>
          <text:p text:style-name="P8">Are the results what you expect?</text:p>
        </text:list-item>
        <text:list-item>
          <text:p text:style-name="P8">Execute the code again, but this time with a negative number for your age. Then try again with <text:span text:style-name="Source_Text"><text:span text:style-name="DecValTok">0</text:span></text:span>. Does the code still work?</text:p>
        </text:list-item>
        <text:list-item>
          <text:p text:style-name="P8">What if you were to enter a floating point number when asked for an integer? What if you entered the word “twenty”?</text:p>
          <text:p text:style-name="P8">Here you are purposely ignoring the prompt, but be aware that your user may purposely or accidentally give the wrong input type. Later in the course you will learn how to handle untrustworthy user input</text:p>
        </text:list-item>
        <text:list-item>
          <text:p text:style-name="P8">Can you think of a change that you could make to the code to accept ages of type <text:span text:style-name="Source_Text"><text:span text:style-name="DataTypeTok">float</text:span></text:span> instead of <text:span text:style-name="Source_Text"><text:span text:style-name="DataTypeTok">int</text:span></text:span>? Try making that change!</text:p>
        </text:list-item>
        <text:list-item>
          <text:p text:style-name="P8">If you were to ask a user to enter an age without specifying its type, what <text:span text:style-name="Source_Text"><text:span text:style-name="OperatorTok">.</text:span><text:span text:style-name="FunctionTok">Parse</text:span></text:span> should you use?</text:p>
        </text:list-item>
      </text:list>
      <text:p text:style-name="First_20_paragraph">Solution:</text:p>
      <text:p text:style-name="Text_20_body">We can convert the program to use <text:span text:style-name="Source_Text"><text:span text:style-name="DataTypeTok">float</text:span></text:span> easily:</text:p>
      <text:p text:style-name="Preformatted_20_Text">
<text:span text:style-name="NormalTok">Console</text:span><text:span text:style-name="OperatorTok">.</text:span><text:span text:style-name="FunctionTok">WriteLine</text:span><text:span text:style-name="OperatorTok">(</text:span><text:span text:style-name="StringTok">"Please enter your age in years as an integer."</text:span><text:span text:style-name="OperatorTok">);</text:span>
</text:p>
      <text:p text:style-name="Preformatted_20_Text">
</text:p>
      <text:p text:style-name="Preformatted_20_Text">
<text:span text:style-name="DataTypeTok">string</text:span><text:span text:style-name="NormalTok"><text:s text:c="1"/>ageInput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CommentTok">// We can parse the user input as a float:</text:span>
</text:p>
      <text:p text:style-name="Preformatted_20_Text">
<text:span text:style-name="DataTypeTok">float</text:span><text:span text:style-name="NormalTok"><text:s text:c="1"/>age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NormalTok">ageInput</text:span><text:span text:style-name="OperatorTok">);</text:span>
</text:p>
      <text:p text:style-name="Preformatted_20_Text">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Your age in months is at least {age*12}."</text:span><text:span text:style-name="OperatorTok">);</text:span>
</text:p>
      <text:p text:style-name="Preformatted_20_Text">
</text:p>
      <text:p text:style-name="Preformatted_20_Text">
<text:span text:style-name="CommentTok">// We should use float by default just in case the user wants to specify the ".5" if they are 5 and a half years old (it matters to 5-years-old kids that they are mid-way to 6!).</text:span>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18Z</meta:creation-date>
    <dc:date>2024-05-22T17:31:18Z</dc:date>
    <meta:user-defined meta:name="date" meta:value-type="string">May  22, 2024 (01:3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